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aume Castells Carl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/ Font, 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735 Vilanova de Me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10:07:42.8218384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10:36:36.620513187</meta:creation-date>
    <dc:date>2026-02-11T10:17:55.332744537</dc:date>
    <meta:editing-duration>PT11M6S</meta:editing-duration>
    <meta:editing-cycles>2</meta:editing-cycles>
    <meta:generator>LibreOffice/24.2.7.2$Linux_X86_64 LibreOffice_project/420$Build-2</meta:generator>
    <meta:document-statistic meta:table-count="1" meta:cell-count="3" meta:object-count="0"/>
  </office:meta>
</office:document-meta>
</file>